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cc66ff"/>
    </style:style>
    <style:style style:name="ce3" style:family="table-cell" style:parent-style-name="Default" style:data-style-name="N2">
      <style:table-cell-properties fo:background-color="#99ff99"/>
    </style:style>
    <style:style style:name="ce4" style:family="table-cell" style:parent-style-name="Default" style:data-style-name="N2">
      <style:table-cell-properties fo:background-color="#ffff66"/>
    </style:style>
    <style:style style:name="ce5" style:family="table-cell" style:parent-style-name="Default" style:data-style-name="N2">
      <style:table-cell-properties fo:background-color="#33ff99"/>
    </style:style>
    <style:style style:name="ce6" style:family="table-cell" style:parent-style-name="Default">
      <style:table-cell-properties fo:background-color="#cc66ff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 style:data-style-name="N121">
      <style:table-cell-properties fo:background-color="#cc66ff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#99ff99"/>
    </style:style>
    <style:style style:name="ce13" style:family="table-cell" style:parent-style-name="Default" style:data-style-name="N121">
      <style:table-cell-properties fo:background-color="#ffff66"/>
    </style:style>
    <style:style style:name="ce14" style:family="table-cell" style:parent-style-name="Default" style:data-style-name="N121">
      <style:table-cell-properties fo:background-color="#33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Default" office:value-type="string" calcext:value-type="string">
            <text:p>Win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Nullpunkt</text:p>
          </table:table-cell>
          <table:table-cell office:value-type="string" calcext:value-type="string">
            <text:p>Ablenkwinkel</text:p>
          </table:table-cell>
          <table:table-cell office:value-type="string" calcext:value-type="string">
            <text:p>Fehler Ablenkwinkel</text:p>
          </table:table-cell>
          <table:table-cell table:style-name="Default" office:value-type="string" calcext:value-type="string">
            <text:p>Wellenlänge geraten [nm]</text:p>
          </table:table-cell>
          <table:table-cell office:value-type="string" calcext:value-type="string">
            <text:p>Gitterkonstante [nm]</text:p>
          </table:table-cell>
          <table:table-cell table:number-columns-repeated="1015"/>
        </table:table-row>
        <table:table-row table:style-name="ro1">
          <table:table-cell office:value-type="float" office:value="176.99" calcext:value-type="float">
            <text:p>176.99</text:p>
          </table:table-cell>
          <table:table-cell office:value-type="string" calcext:value-type="string">
            <text:p>h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161.82" calcext:value-type="float">
            <text:p>161.82</text:p>
          </table:table-cell>
          <table:table-cell table:style-name="ce6" office:value-type="string" calcext:value-type="string">
            <text:p>violet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[.A3]+[.A14])/2" office:value-type="float" office:value="177.015" calcext:value-type="float">
            <text:p>177.015</text:p>
          </table:table-cell>
          <table:table-cell table:style-name="ce6" table:formula="of:=[.$E$27]-[.A3]" office:value-type="float" office:value="16.161875" calcext:value-type="float">
            <text:p>16.161875</text:p>
          </table:table-cell>
          <table:table-cell table:style-name="ce6" table:formula="of:=[.$E$28]" office:value-type="float" office:value="0.90348902080451" calcext:value-type="float">
            <text:p>0.9034890208</text:p>
          </table:table-cell>
          <table:table-cell table:style-name="ce10" office:value-type="float" office:value="435.8" calcext:value-type="float">
            <text:p>435.8</text:p>
          </table:table-cell>
          <table:table-cell table:style-name="ce6" table:formula="of:=ABS(([.D3]*[.H3])/SIN(RADIANS([.F3])))" office:value-type="float" office:value="1565.643173295" calcext:value-type="float">
            <text:p>1565.643173295</text:p>
          </table:table-cell>
          <table:table-cell table:style-name="ce6" table:number-columns-repeated="1015"/>
        </table:table-row>
        <table:table-row table:style-name="ro1">
          <table:table-cell office:value-type="float" office:value="159.93" calcext:value-type="float">
            <text:p>159.93</text:p>
          </table:table-cell>
          <table:table-cell office:value-type="string" calcext:value-type="string">
            <text:p>gruenbl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E$27]-[.A4]" office:value-type="float" office:value="18.051875" calcext:value-type="float">
            <text:p>18.05187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3" office:value-type="float" office:value="158.04" calcext:value-type="float">
            <text:p>158.04</text:p>
          </table:table-cell>
          <table:table-cell table:style-name="ce7" office:value-type="string" calcext:value-type="string">
            <text:p>grü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([.A5]+[.A17])/2" office:value-type="float" office:value="177.27" calcext:value-type="float">
            <text:p>177.27</text:p>
          </table:table-cell>
          <table:table-cell table:style-name="ce7" table:formula="of:=[.$E$27]-[.A5]" office:value-type="float" office:value="19.941875" calcext:value-type="float">
            <text:p>19.941875</text:p>
          </table:table-cell>
          <table:table-cell table:style-name="ce7" table:formula="of:=[.$E$28]" office:value-type="float" office:value="0.90348902080451" calcext:value-type="float">
            <text:p>0.9034890208</text:p>
          </table:table-cell>
          <table:table-cell table:style-name="ce12" office:value-type="float" office:value="546.1" calcext:value-type="float">
            <text:p>546.1</text:p>
          </table:table-cell>
          <table:table-cell table:style-name="ce7" table:formula="of:=ABS(([.D5]*[.H5])/SIN(RADIANS([.F5])))" office:value-type="float" office:value="1601.15320536125" calcext:value-type="float">
            <text:p>1601.1532053613</text:p>
          </table:table-cell>
          <table:table-cell table:style-name="ce7" table:number-columns-repeated="1015"/>
        </table:table-row>
        <table:table-row table:style-name="ro1">
          <table:table-cell office:value-type="float" office:value="157.71" calcext:value-type="float">
            <text:p>157.71</text:p>
          </table:table-cell>
          <table:table-cell office:value-type="string" calcext:value-type="string">
            <text:p>grü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E$27]-[.A6]" office:value-type="float" office:value="20.271875" calcext:value-type="float">
            <text:p>20.27187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float" office:value="156.93" calcext:value-type="float">
            <text:p>156.93</text:p>
          </table:table-cell>
          <table:table-cell table:style-name="ce8" office:value-type="string" calcext:value-type="string">
            <text:p>gelb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A7]+[.A18])/2" office:value-type="float" office:value="177.305" calcext:value-type="float">
            <text:p>177.305</text:p>
          </table:table-cell>
          <table:table-cell table:style-name="ce8" table:formula="of:=[.$E$27]-[.A7]" office:value-type="float" office:value="21.051875" calcext:value-type="float">
            <text:p>21.05187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7" calcext:value-type="float">
            <text:p>577.0</text:p>
          </table:table-cell>
          <table:table-cell table:style-name="ce8" table:formula="of:=ABS(([.D7]*[.H7])/SIN(RADIANS([.F7])))" office:value-type="float" office:value="1606.28905198345" calcext:value-type="float">
            <text:p>1606.2890519835</text:p>
          </table:table-cell>
          <table:table-cell table:style-name="ce8" table:number-columns-repeated="1015"/>
        </table:table-row>
        <table:table-row table:style-name="ro1">
          <table:table-cell table:style-name="ce4" office:value-type="float" office:value="156.86" calcext:value-type="float">
            <text:p>156.86</text:p>
          </table:table-cell>
          <table:table-cell table:style-name="ce8" office:value-type="string" calcext:value-type="string">
            <text:p>gelb-orang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([.A8]+[.A19])/2" office:value-type="float" office:value="177.315" calcext:value-type="float">
            <text:p>177.315</text:p>
          </table:table-cell>
          <table:table-cell table:style-name="ce8" table:formula="of:=[.$E$27]-[.A8]" office:value-type="float" office:value="21.121875" calcext:value-type="float">
            <text:p>21.12187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9.1" calcext:value-type="float">
            <text:p>579.1</text:p>
          </table:table-cell>
          <table:table-cell table:style-name="ce8" table:formula="of:=ABS(([.D8]*[.H8])/SIN(RADIANS([.F8])))" office:value-type="float" office:value="1607.0354355163" calcext:value-type="float">
            <text:p>1607.0354355163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46.12" calcext:value-type="float">
            <text:p>146.12</text:p>
          </table:table-cell>
          <table:table-cell table:style-name="ce6" office:value-type="string" calcext:value-type="string">
            <text:p>violet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([.A9]+[.A21])/2" office:value-type="float" office:value="177.875" calcext:value-type="float">
            <text:p>177.875</text:p>
          </table:table-cell>
          <table:table-cell table:style-name="ce6" table:formula="of:=[.$E$27]-[.A9]" office:value-type="float" office:value="31.861875" calcext:value-type="float">
            <text:p>31.861875</text:p>
          </table:table-cell>
          <table:table-cell table:style-name="ce6" table:formula="of:=[.$E$28]" office:value-type="float" office:value="0.90348902080451" calcext:value-type="float">
            <text:p>0.9034890208</text:p>
          </table:table-cell>
          <table:table-cell table:style-name="ce10" office:value-type="float" office:value="435.8" calcext:value-type="float">
            <text:p>435.8</text:p>
          </table:table-cell>
          <table:table-cell table:style-name="ce6" table:formula="of:=ABS(([.D9]*[.H9])/SIN(RADIANS([.F9])))" office:value-type="float" office:value="1651.15377053629" calcext:value-type="float">
            <text:p>1651.1537705363</text:p>
          </table:table-cell>
          <table:table-cell table:style-name="ce6" table:number-columns-repeated="1015"/>
        </table:table-row>
        <table:table-row table:style-name="ro1">
          <table:table-cell table:style-name="ce3" office:value-type="float" office:value="137.47" calcext:value-type="float">
            <text:p>137.47</text:p>
          </table:table-cell>
          <table:table-cell table:style-name="ce7" office:value-type="string" calcext:value-type="string">
            <text:p>grü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([.A10]+[.A23])/2" office:value-type="float" office:value="178.775" calcext:value-type="float">
            <text:p>178.775</text:p>
          </table:table-cell>
          <table:table-cell table:style-name="ce7" table:formula="of:=[.$E$27]-[.A10]" office:value-type="float" office:value="40.511875" calcext:value-type="float">
            <text:p>40.511875</text:p>
          </table:table-cell>
          <table:table-cell table:style-name="ce7" table:formula="of:=[.$E$28]" office:value-type="float" office:value="0.90348902080451" calcext:value-type="float">
            <text:p>0.9034890208</text:p>
          </table:table-cell>
          <table:table-cell table:style-name="ce12" office:value-type="float" office:value="546.1" calcext:value-type="float">
            <text:p>546.1</text:p>
          </table:table-cell>
          <table:table-cell table:style-name="ce7" table:formula="of:=ABS(([.D10]*[.H10])/SIN(RADIANS([.F10])))" office:value-type="float" office:value="1681.32778107165" calcext:value-type="float">
            <text:p>1681.3277810717</text:p>
          </table:table-cell>
          <table:table-cell table:style-name="ce7" table:number-columns-repeated="1015"/>
        </table:table-row>
        <table:table-row table:style-name="ro1">
          <table:table-cell table:style-name="ce4" office:value-type="float" office:value="134.91" calcext:value-type="float">
            <text:p>134.91</text:p>
          </table:table-cell>
          <table:table-cell table:style-name="ce8" office:value-type="string" calcext:value-type="string">
            <text:p>gelb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A11]+[.A24])/2" office:value-type="float" office:value="179.155" calcext:value-type="float">
            <text:p>179.155</text:p>
          </table:table-cell>
          <table:table-cell table:style-name="ce8" table:formula="of:=[.$E$27]-[.A11]" office:value-type="float" office:value="43.071875" calcext:value-type="float">
            <text:p>43.07187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7" calcext:value-type="float">
            <text:p>577.0</text:p>
          </table:table-cell>
          <table:table-cell table:style-name="ce8" table:formula="of:=ABS(([.D11]*[.H11])/SIN(RADIANS([.F11])))" office:value-type="float" office:value="1689.81430678605" calcext:value-type="float">
            <text:p>1689.8143067861</text:p>
          </table:table-cell>
          <table:table-cell table:style-name="ce8" table:number-columns-repeated="1015"/>
        </table:table-row>
        <table:table-row table:style-name="ro1">
          <table:table-cell table:style-name="ce4" office:value-type="float" office:value="134.62" calcext:value-type="float">
            <text:p>134.62</text:p>
          </table:table-cell>
          <table:table-cell table:style-name="ce8" office:value-type="string" calcext:value-type="string">
            <text:p>gelb-orang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A12]+[.A25])/2" office:value-type="float" office:value="179.145" calcext:value-type="float">
            <text:p>179.145</text:p>
          </table:table-cell>
          <table:table-cell table:style-name="ce8" table:formula="of:=[.$E$27]-[.A12]" office:value-type="float" office:value="43.361875" calcext:value-type="float">
            <text:p>43.36187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9.1" calcext:value-type="float">
            <text:p>579.1</text:p>
          </table:table-cell>
          <table:table-cell table:style-name="ce8" table:formula="of:=ABS(([.D12]*[.H12])/SIN(RADIANS([.F12])))" office:value-type="float" office:value="1686.85324267385" calcext:value-type="float">
            <text:p>1686.8532426739</text:p>
          </table:table-cell>
          <table:table-cell table:style-name="ce8" table:number-columns-repeated="1015"/>
        </table:table-row>
        <table:table-row table:style-name="ro1">
          <table:table-cell office:value-type="float" office:value="191.22" calcext:value-type="float">
            <text:p>191.22</text:p>
          </table:table-cell>
          <table:table-cell office:value-type="string" calcext:value-type="string">
            <text:p>violet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E$27]-[.A13]" office:value-type="float" office:value="-13.238125" calcext:value-type="float">
            <text:p>-13.23812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float" office:value="192.21" calcext:value-type="float">
            <text:p>192.21</text:p>
          </table:table-cell>
          <table:table-cell table:style-name="ce6" office:value-type="string" calcext:value-type="string">
            <text:p>violet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$E$27]-[.A14]" office:value-type="float" office:value="-14.228125" calcext:value-type="float">
            <text:p>-14.228125</text:p>
          </table:table-cell>
          <table:table-cell table:style-name="ce6" table:formula="of:=[.$E$28]" office:value-type="float" office:value="0.90348902080451" calcext:value-type="float">
            <text:p>0.9034890208</text:p>
          </table:table-cell>
          <table:table-cell table:style-name="ce10" office:value-type="float" office:value="435.8" calcext:value-type="float">
            <text:p>435.8</text:p>
          </table:table-cell>
          <table:table-cell table:style-name="ce6" table:formula="of:=ABS(([.D14]*[.H14])/SIN(RADIANS([.F14])))" office:value-type="float" office:value="1773.10712786801" calcext:value-type="float">
            <text:p>1773.107127868</text:p>
          </table:table-cell>
          <table:table-cell table:style-name="ce6" table:number-columns-repeated="1015"/>
        </table:table-row>
        <table:table-row table:style-name="ro1">
          <table:table-cell office:value-type="float" office:value="194.48" calcext:value-type="float">
            <text:p>194.48</text:p>
          </table:table-cell>
          <table:table-cell office:value-type="string" calcext:value-type="string">
            <text:p>bla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E$27]-[.A15]" office:value-type="float" office:value="-16.498125" calcext:value-type="float">
            <text:p>-16.49812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float" office:value="194.64" calcext:value-type="float">
            <text:p>194.64</text:p>
          </table:table-cell>
          <table:table-cell office:value-type="string" calcext:value-type="string">
            <text:p>blau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E$27]-[.A16]" office:value-type="float" office:value="-16.658125" calcext:value-type="float">
            <text:p>-16.65812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float" office:value="196.5" calcext:value-type="float">
            <text:p>196.50</text:p>
          </table:table-cell>
          <table:table-cell table:style-name="ce9" office:value-type="string" calcext:value-type="string">
            <text:p>grü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table:formula="of:=[.$E$27]-[.A17]" office:value-type="float" office:value="-18.518125" calcext:value-type="float">
            <text:p>-18.518125</text:p>
          </table:table-cell>
          <table:table-cell table:style-name="ce9" table:formula="of:=[.$E$28]" office:value-type="float" office:value="0.90348902080451" calcext:value-type="float">
            <text:p>0.9034890208</text:p>
          </table:table-cell>
          <table:table-cell table:style-name="ce14" office:value-type="float" office:value="546.1" calcext:value-type="float">
            <text:p>546.1</text:p>
          </table:table-cell>
          <table:table-cell table:style-name="ce9" table:formula="of:=ABS(([.D17]*[.H17])/SIN(RADIANS([.F17])))" office:value-type="float" office:value="1719.4333500026" calcext:value-type="float">
            <text:p>1719.4333500026</text:p>
          </table:table-cell>
          <table:table-cell table:style-name="ce9" table:number-columns-repeated="1015"/>
        </table:table-row>
        <table:table-row table:style-name="ro1">
          <table:table-cell table:style-name="ce4" office:value-type="float" office:value="197.68" calcext:value-type="float">
            <text:p>197.68</text:p>
          </table:table-cell>
          <table:table-cell table:style-name="ce8" office:value-type="string" calcext:value-type="string">
            <text:p>gelb-orang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table:formula="of:=[.$E$27]-[.A18]" office:value-type="float" office:value="-19.698125" calcext:value-type="float">
            <text:p>-19.69812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7" calcext:value-type="float">
            <text:p>577.0</text:p>
          </table:table-cell>
          <table:table-cell table:style-name="ce8" table:formula="of:=ABS(([.D18]*[.H18])/SIN(RADIANS([.F18])))" office:value-type="float" office:value="1711.83879593563" calcext:value-type="float">
            <text:p>1711.8387959356</text:p>
          </table:table-cell>
          <table:table-cell table:style-name="ce8" table:number-columns-repeated="1015"/>
        </table:table-row>
        <table:table-row table:style-name="ro1">
          <table:table-cell table:style-name="ce4" office:value-type="float" office:value="197.77" calcext:value-type="float">
            <text:p>197.77</text:p>
          </table:table-cell>
          <table:table-cell table:style-name="ce8" office:value-type="string" calcext:value-type="string">
            <text:p>gelb-orang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table:formula="of:=[.$E$27]-[.A19]" office:value-type="float" office:value="-19.788125" calcext:value-type="float">
            <text:p>-19.78812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9.1" calcext:value-type="float">
            <text:p>579.1</text:p>
          </table:table-cell>
          <table:table-cell table:style-name="ce8" table:formula="of:=ABS(([.D19]*[.H19])/SIN(RADIANS([.F19])))" office:value-type="float" office:value="1710.56603530781" calcext:value-type="float">
            <text:p>1710.5660353078</text:p>
          </table:table-cell>
          <table:table-cell table:style-name="ce8" table:number-columns-repeated="1015"/>
        </table:table-row>
        <table:table-row table:style-name="ro1">
          <table:table-cell office:value-type="float" office:value="207" calcext:value-type="float">
            <text:p>207.00</text:p>
          </table:table-cell>
          <table:table-cell office:value-type="string" calcext:value-type="string">
            <text:p>violett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E$27]-[.A20]" office:value-type="float" office:value="-29.018125" calcext:value-type="float">
            <text:p>-29.01812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2" office:value-type="float" office:value="209.63" calcext:value-type="float">
            <text:p>209.63</text:p>
          </table:table-cell>
          <table:table-cell table:style-name="ce6" office:value-type="string" calcext:value-type="string">
            <text:p>violet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table:formula="of:=[.$E$27]-[.A21]" office:value-type="float" office:value="-31.648125" calcext:value-type="float">
            <text:p>-31.648125</text:p>
          </table:table-cell>
          <table:table-cell table:style-name="ce6" table:formula="of:=[.$E$28]" office:value-type="float" office:value="0.90348902080451" calcext:value-type="float">
            <text:p>0.9034890208</text:p>
          </table:table-cell>
          <table:table-cell table:style-name="ce10" office:value-type="float" office:value="435.8" calcext:value-type="float">
            <text:p>435.8</text:p>
          </table:table-cell>
          <table:table-cell table:style-name="ce6" table:formula="of:=ABS(([.D21]*[.H21])/SIN(RADIANS([.F21])))" office:value-type="float" office:value="1661.13615208559" calcext:value-type="float">
            <text:p>1661.1361520856</text:p>
          </table:table-cell>
          <table:table-cell table:style-name="ce6" table:number-columns-repeated="1015"/>
        </table:table-row>
        <table:table-row table:style-name="ro1">
          <table:table-cell office:value-type="float" office:value="214.74" calcext:value-type="float">
            <text:p>214.74</text:p>
          </table:table-cell>
          <table:table-cell office:value-type="string" calcext:value-type="string">
            <text:p>bla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E$27]-[.A22]" office:value-type="float" office:value="-36.758125" calcext:value-type="float">
            <text:p>-36.758125</text:p>
          </table:table-cell>
          <table:table-cell table:formula="of:=[.$E$28]" office:value-type="float" office:value="0.90348902080451" calcext:value-type="float">
            <text:p>0.90348902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3" office:value-type="float" office:value="220.08" calcext:value-type="float">
            <text:p>220.08</text:p>
          </table:table-cell>
          <table:table-cell table:style-name="ce7" office:value-type="string" calcext:value-type="string">
            <text:p>grü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table:formula="of:=[.$E$27]-[.A23]" office:value-type="float" office:value="-42.098125" calcext:value-type="float">
            <text:p>-42.098125</text:p>
          </table:table-cell>
          <table:table-cell table:style-name="ce7" table:formula="of:=[.$E$28]" office:value-type="float" office:value="0.90348902080451" calcext:value-type="float">
            <text:p>0.9034890208</text:p>
          </table:table-cell>
          <table:table-cell table:style-name="ce12" office:value-type="float" office:value="546.1" calcext:value-type="float">
            <text:p>546.1</text:p>
          </table:table-cell>
          <table:table-cell table:style-name="ce7" table:formula="of:=ABS(([.D23]*[.H23])/SIN(RADIANS([.F23])))" office:value-type="float" office:value="1629.17093051538" calcext:value-type="float">
            <text:p>1629.1709305154</text:p>
          </table:table-cell>
          <table:table-cell table:style-name="ce7" table:number-columns-repeated="1015"/>
        </table:table-row>
        <table:table-row table:style-name="ro1">
          <table:table-cell table:style-name="ce4" office:value-type="float" office:value="223.4" calcext:value-type="float">
            <text:p>223.40</text:p>
          </table:table-cell>
          <table:table-cell table:style-name="ce8" office:value-type="string" calcext:value-type="string">
            <text:p>gel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table:formula="of:=[.$E$27]-[.A24]" office:value-type="float" office:value="-45.418125" calcext:value-type="float">
            <text:p>-45.41812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7" calcext:value-type="float">
            <text:p>577.0</text:p>
          </table:table-cell>
          <table:table-cell table:style-name="ce8" table:formula="of:=ABS(([.D24]*[.H24])/SIN(RADIANS([.F24])))" office:value-type="float" office:value="1620.22187383602" calcext:value-type="float">
            <text:p>1620.221873836</text:p>
          </table:table-cell>
          <table:table-cell table:style-name="ce8" table:number-columns-repeated="1015"/>
        </table:table-row>
        <table:table-row table:style-name="ro1">
          <table:table-cell table:style-name="ce4" office:value-type="float" office:value="223.67" calcext:value-type="float">
            <text:p>223.67</text:p>
          </table:table-cell>
          <table:table-cell table:style-name="ce8" office:value-type="string" calcext:value-type="string">
            <text:p>gel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table:formula="of:=[.$E$27]-[.A25]" office:value-type="float" office:value="-45.688125" calcext:value-type="float">
            <text:p>-45.688125</text:p>
          </table:table-cell>
          <table:table-cell table:style-name="ce8" table:formula="of:=[.$E$28]" office:value-type="float" office:value="0.90348902080451" calcext:value-type="float">
            <text:p>0.9034890208</text:p>
          </table:table-cell>
          <table:table-cell office:value-type="float" office:value="579.1" calcext:value-type="float">
            <text:p>579.1</text:p>
          </table:table-cell>
          <table:table-cell table:style-name="ce8" table:formula="of:=ABS(([.D25]*[.H25])/SIN(RADIANS([.F25])))" office:value-type="float" office:value="1618.61965175494" calcext:value-type="float">
            <text:p>1618.6196517549</text:p>
          </table:table-cell>
          <table:table-cell table:style-name="ce8" table:number-columns-repeated="1015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Mittelwert:</text:p>
          </table:table-cell>
          <table:table-cell table:formula="of:=AVERAGE([.E3:.E25])" office:value-type="float" office:value="177.981875" calcext:value-type="float">
            <text:p>177.981875</text:p>
          </table:table-cell>
          <table:table-cell table:number-columns-repeated="2"/>
          <table:table-cell table:style-name="Default" office:value-type="string" calcext:value-type="string">
            <text:p>Mittelwert:</text:p>
          </table:table-cell>
          <table:table-cell table:formula="of:=AVERAGE([.I3:.I25])" office:value-type="float" office:value="1658.33524278311" calcext:value-type="float">
            <text:p>1658.3352427831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Fehler:</text:p>
          </table:table-cell>
          <table:table-cell table:formula="of:=STDEV([.E3:.E25])" office:value-type="float" office:value="0.90348902080451" calcext:value-type="float">
            <text:p>0.9034890208</text:p>
          </table:table-cell>
          <table:table-cell table:number-columns-repeated="2"/>
          <table:table-cell table:style-name="Default"/>
          <table:table-cell table:formula="of:=STDEV([.I3:.I25])" office:value-type="float" office:value="55.3601113718498" calcext:value-type="float">
            <text:p>55.360111371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20:35:47.43281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8:09:45.382270159</meta:creation-date>
    <dc:date>2014-11-22T21:03:20.164310433</dc:date>
    <meta:editing-duration>PT1H33M54S</meta:editing-duration>
    <meta:editing-cycles>19</meta:editing-cycles>
    <meta:generator>LibreOffice/4.3.3.2$Linux_X86_64 LibreOffice_project/430m0$Build-2</meta:generator>
    <meta:document-statistic meta:table-count="1" meta:cell-count="198" meta:object-count="0"/>
  </office:meta>
</office:document-meta>
</file>